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yphContext.updateOffset( int iCharsProcess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yphContext.HyphContext( int [ ] hyphPo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yphContext.hasMoreHyphPoin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yphContext.getNextHyphPoi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